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2000003CCBD2F8B11B153DF7B.png" manifest:media-type="image/png"/>
  <manifest:file-entry manifest:full-path="Pictures/1000020100000370000002C89155D1DBD63BC0B8.png" manifest:media-type="image/png"/>
  <manifest:file-entry manifest:full-path="Pictures/10000201000003D4000002C8839921E5EC585954.png" manifest:media-type="image/png"/>
  <manifest:file-entry manifest:full-path="Pictures/1000020100000370000002C8497AE44019B7F6A9.png" manifest:media-type="image/png"/>
  <manifest:file-entry manifest:full-path="Pictures/1000020100000370000002C8FD4A8AD0382DCD88.png" manifest:media-type="image/png"/>
  <manifest:file-entry manifest:full-path="Pictures/1000020100000372000002C86DC9CCDF1EA44D54.png" manifest:media-type="image/png"/>
  <manifest:file-entry manifest:full-path="Pictures/1000020100000375000002C8189ADF93D19FFD75.png" manifest:media-type="image/png"/>
  <manifest:file-entry manifest:full-path="Pictures/1000020100000395000002C846B3FC8143564803.png" manifest:media-type="image/png"/>
  <manifest:file-entry manifest:full-path="Pictures/1000020100000370000002C8FF6A0E437868F838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eae59" officeooo:paragraph-rsid="000eae59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4" text:anchor-type="paragraph" svg:x="0.148cm" svg:y="14.49cm" svg:width="17cm" svg:height="13.753cm" draw:z-index="3"><draw:image xlink:href="Pictures/1000020100000370000002C8FF6A0E437868F838.png" xlink:type="simple" xlink:show="embed" xlink:actuate="onLoad"/></draw:frame>Rapport</text:p>
      <text:p text:style-name="P1"><draw:frame draw:style-name="fr1" draw:name="Image1" text:anchor-type="paragraph" svg:x="-0.099cm" svg:y="1.067cm" svg:width="17cm" svg:height="13.199cm" draw:z-index="0"><draw:image xlink:href="Pictures/1000020100000395000002C846B3FC8143564803.png" xlink:type="simple" xlink:show="embed" xlink:actuate="onLoad"/></draw:frame>TANG YUKE</text:p>
      <text:p text:style-name="P2"><draw:frame draw:style-name="fr1" draw:name="Image7" text:anchor-type="paragraph" svg:x="-0.64cm" svg:y="16.743cm" svg:width="17cm" svg:height="13.675cm" draw:z-index="6"><draw:image xlink:href="Pictures/1000020100000375000002C8189ADF93D19FFD75.png" xlink:type="simple" xlink:show="embed" xlink:actuate="onLoad"/></draw:frame><draw:frame draw:style-name="fr1" draw:name="Image6" text:anchor-type="paragraph" svg:x="0.051cm" svg:y="1.452cm" svg:width="17cm" svg:height="13.753cm" draw:z-index="5"><draw:image xlink:href="Pictures/1000020100000370000002C8FD4A8AD0382DCD88.png" xlink:type="simple" xlink:show="embed" xlink:actuate="onLoad"/></draw:frame></text:p>
      <text:p text:style-name="P2"><draw:frame draw:style-name="fr1" draw:name="Image5" text:anchor-type="paragraph" svg:x="0.148cm" svg:y="0.392cm" svg:width="17cm" svg:height="13.753cm" draw:z-index="4"><draw:image xlink:href="Pictures/1000020100000370000002C8497AE44019B7F6A9.png" xlink:type="simple" xlink:show="embed" xlink:actuate="onLoad"/></draw:frame><draw:frame draw:style-name="fr1" draw:name="Image3" text:anchor-type="paragraph" svg:x="-0.198cm" svg:y="14.143cm" svg:width="17cm" svg:height="12.349cm" draw:z-index="2"><draw:image xlink:href="Pictures/10000201000003D4000002C8839921E5EC585954.png" xlink:type="simple" xlink:show="embed" xlink:actuate="onLoad"/></draw:frame></text:p>
      <text:p text:style-name="P2"><draw:frame draw:style-name="fr1" draw:name="Image2" text:anchor-type="paragraph" svg:x="0.49cm" svg:y="0.055cm" svg:width="17cm" svg:height="13.753cm" draw:z-index="1"><draw:image xlink:href="Pictures/1000020100000370000002C89155D1DBD63BC0B8.png" xlink:type="simple" xlink:show="embed" xlink:actuate="onLoad"/></draw:frame><draw:frame draw:style-name="fr1" draw:name="Image8" text:anchor-type="paragraph" svg:x="0cm" svg:y="13.721cm" svg:width="17cm" svg:height="13.723cm" draw:z-index="7"><draw:image xlink:href="Pictures/1000020100000372000002C86DC9CCDF1EA44D54.png" xlink:type="simple" xlink:show="embed" xlink:actuate="onLoad"/></draw:frame></text:p>
      <text:p text:style-name="P2"><draw:frame draw:style-name="fr1" draw:name="Image9" text:anchor-type="paragraph" svg:x="-0.344cm" svg:y="0.515cm" svg:width="17cm" svg:height="17.466cm" draw:z-index="8"><draw:image xlink:href="Pictures/10000201000003B2000003CCBD2F8B11B153DF7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6:32:52.450283000</meta:creation-date>
    <dc:date>2017-11-28T16:37:15.440173000</dc:date>
    <meta:editing-duration>PT4M23S</meta:editing-duration>
    <meta:editing-cycles>1</meta:editing-cycles>
    <meta:document-statistic meta:table-count="0" meta:image-count="9" meta:object-count="0" meta:page-count="5" meta:paragraph-count="2" meta:word-count="3" meta:character-count="16" meta:non-whitespace-character-count="15"/>
    <meta:generator>LibreOffice/5.0.6.3$MacOSX_X86_64 LibreOffice_project/490fc03b25318460cfc54456516ea2519c11d1aa</meta:generator>
  </office:meta>
</office:document-meta>
</file>